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4c3d5" officeooo:paragraph-rsid="0014c3d5"/>
    </style:style>
    <style:style style:name="P2" style:family="paragraph" style:parent-style-name="Standard">
      <style:paragraph-properties fo:text-align="justify" style:justify-single-word="false"/>
      <style:text-properties officeooo:rsid="0014cdcc" officeooo:paragraph-rsid="0014cdcc"/>
    </style:style>
    <style:style style:name="P3" style:family="paragraph" style:parent-style-name="Standard">
      <style:paragraph-properties fo:text-align="justify" style:justify-single-word="false"/>
      <style:text-properties officeooo:rsid="001776b8" officeooo:paragraph-rsid="001776b8"/>
    </style:style>
    <style:style style:name="P4" style:family="paragraph" style:parent-style-name="Standard">
      <style:paragraph-properties fo:text-align="justify" style:justify-single-word="false"/>
      <style:text-properties officeooo:rsid="0018ab0d" officeooo:paragraph-rsid="0018ab0d"/>
    </style:style>
    <style:style style:name="P5" style:family="paragraph" style:parent-style-name="Standard">
      <style:paragraph-properties fo:text-align="justify" style:justify-single-word="false"/>
      <style:text-properties officeooo:rsid="001a998c" officeooo:paragraph-rsid="001a998c"/>
    </style:style>
    <style:style style:name="P6" style:family="paragraph" style:parent-style-name="Standard">
      <style:paragraph-properties fo:text-align="justify" style:justify-single-word="false"/>
      <style:text-properties officeooo:rsid="001bbe64" officeooo:paragraph-rsid="001bed79"/>
    </style:style>
    <style:style style:name="P7" style:family="paragraph" style:parent-style-name="Standard">
      <style:paragraph-properties fo:text-align="justify" style:justify-single-word="false"/>
      <style:text-properties officeooo:rsid="001bbe64" officeooo:paragraph-rsid="001f0adb"/>
    </style:style>
    <style:style style:name="P8" style:family="paragraph" style:parent-style-name="Standard">
      <style:paragraph-properties fo:text-align="justify" style:justify-single-word="false"/>
      <style:text-properties officeooo:rsid="00215c93" officeooo:paragraph-rsid="00215c93"/>
    </style:style>
    <style:style style:name="P9" style:family="paragraph" style:parent-style-name="Standard">
      <style:paragraph-properties fo:text-align="justify" style:justify-single-word="false"/>
      <style:text-properties officeooo:rsid="001776b8" officeooo:paragraph-rsid="001776b8"/>
    </style:style>
    <style:style style:name="P10" style:family="paragraph" style:parent-style-name="Standard">
      <style:paragraph-properties fo:text-align="justify" style:justify-single-word="false"/>
      <style:text-properties officeooo:rsid="0023cde3" officeooo:paragraph-rsid="0023cd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0c36" style:font-weight-asian="bold" style:font-weight-complex="bold"/>
    </style:style>
    <style:style style:name="T3" style:family="text">
      <style:text-properties fo:font-weight="bold" officeooo:rsid="001f0adb" style:font-weight-asian="bold" style:font-weight-complex="bold"/>
    </style:style>
    <style:style style:name="T4" style:family="text">
      <style:text-properties officeooo:rsid="00162751"/>
    </style:style>
    <style:style style:name="T5" style:family="text">
      <style:text-properties officeooo:rsid="001c0c36"/>
    </style:style>
    <style:style style:name="T6" style:family="text">
      <style:text-properties officeooo:rsid="001dc344"/>
    </style:style>
    <style:style style:name="T7" style:family="text">
      <style:text-properties officeooo:rsid="0022e54d"/>
    </style:style>
    <style:style style:name="T8" style:family="text">
      <style:text-properties officeooo:rsid="00243d75"/>
    </style:style>
    <style:style style:name="T9" style:family="text">
      <style:text-properties officeooo:rsid="0027507c"/>
    </style:style>
    <style:style style:name="T10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MAKE_INCLUDE_PATH</text:span>: путь, используемый для поиска средствами FIND_FILE() и FIND_PATH(). Обе команды проверят каждую содержащуюся в этом пути директорию на предмет наличия файла, который в данный момент ищется. По умолчанию, эта переменная пустая. <text:span text:style-name="T10">Она предназначена для установки в проекте</text:span>. Смотри также CMAKE_SYSTEM_INCLUDE_PATH, CMAKE_PREFIX_PATH.</text:p>
      <text:p text:style-name="P1"/>
      <text:p text:style-name="P2"><text:span text:style-name="T1">CMAKE_INSTALL_PREFIX</text:span>: определяет директорию, используемую командой установки install. Если вызывается «make install» или построен INSTALL, эта директория является начальной для всех директорий установки. <text:span text:style-name="T4">Значение по умолчанию /usr/local.</text:span></text:p>
      <text:p text:style-name="P2"/>
      <text:p text:style-name="P3"><text:span text:style-name="T1">CMAKE_LIBRARY_PATH</text:span>: путь, используемый для поиска средством FIND_LIBRARY(). FIND_LIBRARY() проверит каждую содержащуюся в этом пути директорию на предмет наличия библиотеки, которая в данный момент ищется. По умолчанию эта переменная пустая. <text:span text:style-name="T10">Она предназначена для установки в проекте</text:span>. Смотри также CMAKE_SYSTEM_LIBRARY_PATH, CMAKE_PREFIX_PATH.</text:p>
      <text:p text:style-name="P3"/>
      <text:p text:style-name="P8"><text:span text:style-name="T1">CMAKE_SOURCE_DIR</text:span>: путь к верхнему уровню дерева исходников. Это полный путь к верхнему уровню текущего дерева исходников CMake. <text:span text:style-name="T7">Для сборки «в исходниках», она должна совпадать с CMAKE_BINARY_DIR.</text:span></text:p>
      <text:p text:style-name="P3"/>
      <text:p text:style-name="P10"><text:span text:style-name="T1">CMAKE_CURRENT_SOURCE_DIR</text:span>: <text:span text:style-name="T9">полный путь к каталогу исходников, который обрабатывается в данный момент. </text:span></text:p>
      <text:p text:style-name="P3"/>
      <text:p text:style-name="P4"><text:span text:style-name="T1">PROJECT_NAME</text:span>: Имя проекта, заданное командой project. </text:p>
      <text:p text:style-name="P4"/>
      <text:p text:style-name="P5"><text:span text:style-name="T1">PROJECT_BINARY_DIR</text:span>: Полный путь к директории сборки проекта. </text:p>
      <text:p text:style-name="P5"/>
      <text:p text:style-name="P6"><text:span text:style-name="T1">PROJECT_SOURCE_DIR</text:span>: директория исходников верхнего уровня для текущего проекта.</text:p>
      <text:p text:style-name="P6"/>
      <text:p text:style-name="P6"><text:span text:style-name="T2">[Project name]_BINARY_DIR</text:span><text:span text:style-name="T5">: директория бинарников верхнего уровня именованного проекта.</text:span> <text:span text:style-name="T6">Переменная создается с именем, использованным в команде project и является директорией бинарников проекта.</text:span></text:p>
      <text:p text:style-name="P5"/>
      <text:p text:style-name="P7"><text:span text:style-name="T2">[Project name]_</text:span><text:span text:style-name="T3">SOURCE</text:span><text:span text:style-name="T2">_DIR</text:span><text:span text:style-name="T5">: директория исходников верхнего уровня именованного проекта. Переменная создается с именем, использованным в команде project и является директорией исходников проекта. Это может быть полезно когда используется add_subdirectory для соединения нескольких проект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3:56:02.410788786</meta:creation-date>
    <dc:date>2017-08-12T16:51:22.398362382</dc:date>
    <meta:editing-duration>PT43M35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218" meta:character-count="1899" meta:non-whitespace-character-count="1688"/>
  </office:meta>
</office:document-meta>
</file>